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9.862cm" fo:min-width="9.61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2.592cm" svg:y1="13.05cm" svg:x2="6.35cm" svg:y2="7.803cm">
          <text:p/>
        </draw:line>
        <draw:custom-shape draw:style-name="gr2" draw:text-style-name="P2" draw:layer="layout" svg:width="14.3cm" svg:height="14.3cm" svg:x="6.8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4cm" svg:y1="12.6cm" svg:x2="21.5cm" svg:y2="12.6cm">
          <text:p/>
        </draw:line>
        <draw:line draw:style-name="gr4" draw:text-style-name="P1" draw:layer="layout" svg:x1="14cm" svg:y1="12.6cm" svg:x2="14cm" svg:y2="3.9cm">
          <text:p/>
        </draw:line>
        <draw:frame draw:style-name="gr5" draw:text-style-name="P3" draw:layer="layout" svg:width="1.076cm" svg:height="1.173cm" svg:x="14.224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1" draw:layer="layout" svg:x1="13.8cm" svg:y1="6.21cm" svg:x2="14.2cm" svg:y2="6.21cm">
          <text:p/>
        </draw:line>
        <draw:line draw:style-name="gr6" draw:text-style-name="P1" draw:layer="layout" svg:x1="13.8cm" svg:y1="6.92cm" svg:x2="14.2cm" svg:y2="6.92cm">
          <text:p/>
        </draw:line>
        <draw:line draw:style-name="gr6" draw:text-style-name="P1" draw:layer="layout" svg:x1="13.8cm" svg:y1="7.63cm" svg:x2="14.2cm" svg:y2="7.63cm">
          <text:p/>
        </draw:line>
        <draw:line draw:style-name="gr6" draw:text-style-name="P1" draw:layer="layout" svg:x1="13.8cm" svg:y1="8.34cm" svg:x2="14.2cm" svg:y2="8.34cm">
          <text:p/>
        </draw:line>
        <draw:line draw:style-name="gr6" draw:text-style-name="P1" draw:layer="layout" svg:x1="13.8cm" svg:y1="9.05cm" svg:x2="14.2cm" svg:y2="9.05cm">
          <text:p/>
        </draw:line>
        <draw:line draw:style-name="gr6" draw:text-style-name="P1" draw:layer="layout" svg:x1="13.8cm" svg:y1="9.76cm" svg:x2="14.2cm" svg:y2="9.76cm">
          <text:p/>
        </draw:line>
        <draw:line draw:style-name="gr6" draw:text-style-name="P1" draw:layer="layout" svg:x1="13.8cm" svg:y1="10.47cm" svg:x2="14.2cm" svg:y2="10.47cm">
          <text:p/>
        </draw:line>
        <draw:line draw:style-name="gr6" draw:text-style-name="P1" draw:layer="layout" svg:x1="13.8cm" svg:y1="11.18cm" svg:x2="14.2cm" svg:y2="11.18cm">
          <text:p/>
        </draw:line>
        <draw:line draw:style-name="gr6" draw:text-style-name="P1" draw:layer="layout" svg:x1="13.8cm" svg:y1="11.89cm" svg:x2="14.2cm" svg:y2="11.89cm">
          <text:p/>
        </draw:line>
        <draw:frame draw:style-name="gr5" draw:text-style-name="P3" draw:layer="layout" svg:width="0.876cm" svg:height="0.487cm" svg:x="13cm" svg:y="11.6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0.876cm" svg:height="0.487cm" svg:x="12.874cm" svg:y="8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3" draw:layer="layout" svg:width="0.876cm" svg:height="0.487cm" svg:x="12.9cm" svg:y="5.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0.441cm" svg:height="0.487cm" svg:x="7.85cm" svg:y="7.7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3" draw:layer="layout" svg:width="0.483cm" svg:height="0.487cm" svg:x="15.5cm" svg:y="10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10.7cm" svg:y1="12.621cm" svg:x2="10.7cm" svg:y2="0.95cm">
          <text:p/>
        </draw:line>
        <draw:line draw:style-name="gr6" draw:text-style-name="P1" draw:layer="layout" svg:x1="10.5cm" svg:y1="3.283cm" svg:x2="10.9cm" svg:y2="3.283cm">
          <text:p/>
        </draw:line>
        <draw:line draw:style-name="gr6" draw:text-style-name="P1" draw:layer="layout" svg:x1="10.5cm" svg:y1="4.316cm" svg:x2="10.9cm" svg:y2="4.316cm">
          <text:p/>
        </draw:line>
        <draw:line draw:style-name="gr6" draw:text-style-name="P1" draw:layer="layout" svg:x1="10.5cm" svg:y1="5.349cm" svg:x2="10.9cm" svg:y2="5.349cm">
          <text:p/>
        </draw:line>
        <draw:line draw:style-name="gr6" draw:text-style-name="P1" draw:layer="layout" svg:x1="10.5cm" svg:y1="6.382cm" svg:x2="10.9cm" svg:y2="6.382cm">
          <text:p/>
        </draw:line>
        <draw:line draw:style-name="gr6" draw:text-style-name="P1" draw:layer="layout" svg:x1="10.5cm" svg:y1="7.415cm" svg:x2="10.9cm" svg:y2="7.415cm">
          <text:p/>
        </draw:line>
        <draw:line draw:style-name="gr6" draw:text-style-name="P1" draw:layer="layout" svg:x1="10.5cm" svg:y1="8.448cm" svg:x2="10.9cm" svg:y2="8.448cm">
          <text:p/>
        </draw:line>
        <draw:line draw:style-name="gr6" draw:text-style-name="P1" draw:layer="layout" svg:x1="10.5cm" svg:y1="9.481cm" svg:x2="10.9cm" svg:y2="9.481cm">
          <text:p/>
        </draw:line>
        <draw:line draw:style-name="gr6" draw:text-style-name="P1" draw:layer="layout" svg:x1="10.5cm" svg:y1="10.514cm" svg:x2="10.9cm" svg:y2="10.514cm">
          <text:p/>
        </draw:line>
        <draw:line draw:style-name="gr6" draw:text-style-name="P1" draw:layer="layout" svg:x1="10.5cm" svg:y1="11.547cm" svg:x2="10.9cm" svg:y2="11.547cm">
          <text:p/>
        </draw:line>
        <draw:line draw:style-name="gr3" draw:text-style-name="P1" draw:layer="layout" svg:x1="21.85cm" svg:y1="13.3cm" svg:x2="10.15cm" svg:y2="1.7cm">
          <text:p/>
        </draw:line>
        <draw:line draw:style-name="gr6" draw:text-style-name="P1" draw:layer="layout" svg:x1="10.5cm" svg:y1="12.58cm" svg:x2="10.9cm" svg:y2="12.58cm">
          <text:p/>
        </draw:line>
        <draw:line draw:style-name="gr6" draw:text-style-name="P1" draw:layer="layout" svg:x1="10.5cm" svg:y1="2.25cm" svg:x2="10.9cm" svg:y2="2.25cm">
          <text:p/>
        </draw:line>
        <draw:frame draw:style-name="gr5" draw:text-style-name="P3" draw:layer="layout" svg:width="0.876cm" svg:height="0.487cm" svg:x="9.7cm" svg:y="11.31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3" draw:layer="layout" svg:width="0.876cm" svg:height="0.487cm" svg:x="9.6cm" svg:y="7.1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3" draw:layer="layout" svg:width="0.876cm" svg:height="0.487cm" svg:x="9.574cm" svg:y="3.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5.642cm" svg:height="1.105cm" svg:x="10.95cm" svg:y="1.44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3" draw:layer="layout" svg:width="1.166cm" svg:height="0.487cm" svg:x="21.3cm" svg:y="11.96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11:44.819804862</meta:creation-date>
    <dc:date>2017-02-12T20:42:41.313140671</dc:date>
    <meta:editing-duration>PT1H54M48S</meta:editing-duration>
    <meta:editing-cycles>12</meta:editing-cycles>
    <meta:generator>LibreOffice/5.3.0.3$Linux_X86_64 LibreOffice_project/30m0$Build-3</meta:generator>
    <meta:document-statistic meta:object-count="37"/>
  </office:meta>
</office:document-meta>
</file>

<file path=Object 1/content.xml><?xml version="1.0" encoding="utf-8"?>
<math xmlns="http://www.w3.org/1998/Math/MathML" display="block">
  <semantics>
    <mfrac>
      <msub>
        <mi>M</mi>
        <mi>i</mi>
      </msub>
      <msub>
        <mi>M</mi>
        <mi mathvariant="italic">iK</mi>
      </msub>
    </mfrac>
    <annotation encoding="StarMath 5.0">M_i over M_iK</annotation>
  </semantics>
</math>
</file>

<file path=Object 10/content.xml><?xml version="1.0" encoding="utf-8"?>
<math xmlns="http://www.w3.org/1998/Math/MathML" display="block">
  <semantics>
    <mrow>
      <mfrac>
        <mi>s</mi>
        <msub>
          <mi>s</mi>
          <mi>k</mi>
        </msub>
      </mfrac>
      <mspace width="0.5em"/>
      <mtext>für Schnittpunkt mit</mtext>
      <mspace width="0.5em"/>
      <mstyle color="red">
        <mi>g</mi>
      </mstyle>
    </mrow>
    <annotation encoding="StarMath 5.0">{s over s_k} `"für Schnittpunkt mit"` color red { g }</annotation>
  </semantics>
</math>
</file>

<file path=Object 11/content.xml><?xml version="1.0" encoding="utf-8"?>
<math xmlns="http://www.w3.org/1998/Math/MathML" display="block">
  <semantics>
    <mrow>
      <mi>s</mi>
      <mo stretchy="false">→</mo>
      <mi mathvariant="normal">∞</mi>
    </mrow>
    <annotation encoding="StarMath 5.0">s rightarrow infty</annotation>
  </semantics>
</math>
</file>

<file path=Object 2/content.xml><?xml version="1.0" encoding="utf-8"?>
<math xmlns="http://www.w3.org/1998/Math/MathML" display="block">
  <semantics>
    <mn>0,1</mn>
    <annotation encoding="StarMath 5.0">0,1</annotation>
  </semantics>
</math>
</file>

<file path=Object 3/content.xml><?xml version="1.0" encoding="utf-8"?>
<math xmlns="http://www.w3.org/1998/Math/MathML" display="block">
  <semantics>
    <mn>0,5</mn>
    <annotation encoding="StarMath 5.0">0,5</annotation>
  </semantics>
</math>
</file>

<file path=Object 4/content.xml><?xml version="1.0" encoding="utf-8"?>
<math xmlns="http://www.w3.org/1998/Math/MathML" display="block">
  <semantics>
    <mn>0,9</mn>
    <annotation encoding="StarMath 5.0">0,9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tyle color="red">
      <mi>g</mi>
    </mstyle>
    <annotation encoding="StarMath 5.0">color red { g }</annotation>
  </semantics>
</math>
</file>

<file path=Object 7/content.xml><?xml version="1.0" encoding="utf-8"?>
<math xmlns="http://www.w3.org/1998/Math/MathML" display="block">
  <semantics>
    <mn>0,1</mn>
    <annotation encoding="StarMath 5.0">0,1</annotation>
  </semantics>
</math>
</file>

<file path=Object 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n>0,9</mn>
    <annotation encoding="StarMath 5.0">0,9</annotation>
  </semantics>
</math>
</file>